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a7afb" officeooo:paragraph-rsid="001a7afb"/>
    </style:style>
    <style:style style:name="P2" style:family="paragraph" style:parent-style-name="Text_20_body">
      <style:text-properties officeooo:rsid="001a7afb" officeooo:paragraph-rsid="001a7afb"/>
    </style:style>
    <style:style style:name="P3" style:family="paragraph" style:parent-style-name="Text_20_body">
      <style:text-properties officeooo:paragraph-rsid="001d4462"/>
    </style:style>
    <style:style style:name="P4" style:family="paragraph" style:parent-style-name="Text_20_body">
      <style:text-properties fo:font-style="normal" fo:font-weight="bold" officeooo:rsid="00209467" officeooo:paragraph-rsid="00209467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font-style="normal" officeooo:rsid="006ef84c" officeooo:paragraph-rsid="004d3373" style:font-style-asian="normal" style:font-style-complex="normal"/>
    </style:style>
    <style:style style:name="P6" style:family="paragraph" style:parent-style-name="Text_20_body">
      <style:text-properties officeooo:paragraph-rsid="0025ec1b"/>
    </style:style>
    <style:style style:name="P7" style:family="paragraph" style:parent-style-name="Text_20_body">
      <style:text-properties officeooo:paragraph-rsid="004d3373"/>
    </style:style>
    <style:style style:name="P8" style:family="paragraph" style:parent-style-name="Text_20_body">
      <style:text-properties officeooo:paragraph-rsid="007c5bc7"/>
    </style:style>
    <style:style style:name="P9" style:family="paragraph" style:parent-style-name="Text_20_body">
      <style:text-properties officeooo:paragraph-rsid="00958d60"/>
    </style:style>
    <style:style style:name="P10" style:family="paragraph" style:parent-style-name="Text_20_body">
      <style:text-properties officeooo:paragraph-rsid="007d06ca"/>
    </style:style>
    <style:style style:name="P11" style:family="paragraph" style:parent-style-name="Text_20_body">
      <style:text-properties officeooo:paragraph-rsid="00858c2f"/>
    </style:style>
    <style:style style:name="P12" style:family="paragraph" style:parent-style-name="Text_20_body">
      <style:text-properties officeooo:paragraph-rsid="00c3ca06"/>
    </style:style>
    <style:style style:name="P13" style:family="paragraph" style:parent-style-name="Text_20_body">
      <style:text-properties officeooo:paragraph-rsid="0113150d"/>
    </style:style>
    <style:style style:name="P14" style:family="paragraph" style:parent-style-name="Title">
      <style:text-properties officeooo:rsid="001a7afb" officeooo:paragraph-rsid="001a7afb"/>
    </style:style>
    <style:style style:name="P15" style:family="paragraph" style:parent-style-name="Heading_20_1">
      <style:text-properties officeooo:rsid="001c6f0a" officeooo:paragraph-rsid="001c6f0a"/>
    </style:style>
    <style:style style:name="P16" style:family="paragraph" style:parent-style-name="Heading_20_1">
      <style:text-properties officeooo:paragraph-rsid="006fc76e"/>
    </style:style>
    <style:style style:name="P17" style:family="paragraph" style:parent-style-name="Heading_20_1">
      <style:text-properties officeooo:rsid="01025bc2" officeooo:paragraph-rsid="01025bc2"/>
    </style:style>
    <style:style style:name="P18" style:family="paragraph" style:parent-style-name="Heading_20_1">
      <style:text-properties officeooo:paragraph-rsid="006f8beb"/>
    </style:style>
    <style:style style:name="P19" style:family="paragraph" style:parent-style-name="Heading_20_1">
      <style:text-properties officeooo:rsid="006f8beb" officeooo:paragraph-rsid="00d77e27"/>
    </style:style>
    <style:style style:name="P20" style:family="paragraph" style:parent-style-name="Heading_20_1">
      <style:text-properties officeooo:rsid="006f8beb" officeooo:paragraph-rsid="00eb94a2"/>
    </style:style>
    <style:style style:name="P21" style:family="paragraph" style:parent-style-name="Heading_20_1">
      <style:text-properties officeooo:paragraph-rsid="00d77e27"/>
    </style:style>
    <style:style style:name="P22" style:family="paragraph" style:parent-style-name="Heading_20_1">
      <style:text-properties officeooo:paragraph-rsid="00eb94a2"/>
    </style:style>
    <style:style style:name="P23" style:family="paragraph" style:parent-style-name="Heading_20_2">
      <style:text-properties officeooo:rsid="001d4462" officeooo:paragraph-rsid="001d4462"/>
    </style:style>
    <style:style style:name="P24" style:family="paragraph" style:parent-style-name="Heading_20_2">
      <style:text-properties officeooo:rsid="006ffb24" officeooo:paragraph-rsid="006ffb24"/>
    </style:style>
    <style:style style:name="P25" style:family="paragraph" style:parent-style-name="Heading_20_2">
      <style:text-properties officeooo:rsid="0073e257" officeooo:paragraph-rsid="0073e257"/>
    </style:style>
    <style:style style:name="P26" style:family="paragraph" style:parent-style-name="Heading_20_2">
      <style:text-properties officeooo:rsid="0075f9a7" officeooo:paragraph-rsid="0075f9a7"/>
    </style:style>
    <style:style style:name="P27" style:family="paragraph" style:parent-style-name="Heading_20_2">
      <style:text-properties officeooo:rsid="007723ef" officeooo:paragraph-rsid="007723ef"/>
    </style:style>
    <style:style style:name="P28" style:family="paragraph" style:parent-style-name="Heading_20_2">
      <style:text-properties officeooo:rsid="007680e7" officeooo:paragraph-rsid="007680e7"/>
    </style:style>
    <style:style style:name="P29" style:family="paragraph" style:parent-style-name="Standard">
      <style:text-properties style:font-name="Courier New"/>
    </style:style>
    <style:style style:name="P30" style:family="paragraph" style:parent-style-name="Standard">
      <style:text-properties officeooo:paragraph-rsid="012fa992"/>
    </style:style>
    <style:style style:name="P31" style:family="paragraph" style:parent-style-name="Standard" style:list-style-name="L1">
      <style:text-properties style:font-name="Liberation Serif" officeooo:rsid="0131bfae" officeooo:paragraph-rsid="0131bfae"/>
    </style:style>
    <style:style style:name="P32" style:family="paragraph" style:parent-style-name="Standard">
      <style:text-properties style:font-name="Liberation Serif" officeooo:rsid="01322c6b" officeooo:paragraph-rsid="01322c6b"/>
    </style:style>
    <style:style style:name="P33" style:family="paragraph" style:parent-style-name="Standard" style:list-style-name="L1">
      <style:text-properties style:font-name="Liberation Serif" officeooo:rsid="0132d4fa" officeooo:paragraph-rsid="0132d4fa"/>
    </style:style>
    <style:style style:name="P34" style:family="paragraph" style:parent-style-name="Standard" style:list-style-name="L1">
      <style:text-properties style:font-name="Liberation Serif" officeooo:rsid="0133fdc9" officeooo:paragraph-rsid="0133fdc9"/>
    </style:style>
    <style:style style:name="P35" style:family="paragraph" style:parent-style-name="Standard" style:list-style-name="L1">
      <style:text-properties style:font-name="Liberation Serif" officeooo:rsid="01352856" officeooo:paragraph-rsid="01352856"/>
    </style:style>
    <style:style style:name="P36" style:family="paragraph" style:parent-style-name="Standard" style:list-style-name="L1">
      <style:text-properties style:font-name="Liberation Serif" officeooo:rsid="01361eed" officeooo:paragraph-rsid="01361eed"/>
    </style:style>
    <style:style style:name="P37" style:family="paragraph" style:parent-style-name="Standard" style:list-style-name="L2"/>
    <style:style style:name="P38" style:family="paragraph" style:parent-style-name="Standard" style:list-style-name="L2">
      <style:text-properties officeooo:rsid="013c5122" officeooo:paragraph-rsid="013c5122"/>
    </style:style>
    <style:style style:name="P39" style:family="paragraph" style:parent-style-name="Standard" style:list-style-name="L3"/>
    <style:style style:name="P40" style:family="paragraph" style:parent-style-name="Standard" style:list-style-name="L4">
      <style:text-properties officeooo:rsid="013fc794" officeooo:paragraph-rsid="013fc794"/>
    </style:style>
    <style:style style:name="P41" style:family="paragraph" style:parent-style-name="Standard" style:list-style-name="L4">
      <style:text-properties officeooo:rsid="01418d70" officeooo:paragraph-rsid="01418d70"/>
    </style:style>
    <style:style style:name="P42" style:family="paragraph" style:parent-style-name="Standard" style:list-style-name="L5">
      <style:text-properties officeooo:rsid="01434043" officeooo:paragraph-rsid="01434043"/>
    </style:style>
    <style:style style:name="P43" style:family="paragraph" style:parent-style-name="Standard" style:list-style-name="L5">
      <style:text-properties officeooo:rsid="0144e111" officeooo:paragraph-rsid="0144e111"/>
    </style:style>
    <style:style style:name="P44" style:family="paragraph" style:parent-style-name="Standard" style:list-style-name="L6"/>
    <style:style style:name="P45" style:family="paragraph" style:parent-style-name="Standard" style:list-style-name="L7">
      <style:text-properties officeooo:rsid="014bfc4a" officeooo:paragraph-rsid="014bfc4a"/>
    </style:style>
    <style:style style:name="P46" style:family="paragraph" style:parent-style-name="Standard" style:list-style-name="L7">
      <style:text-properties officeooo:rsid="014d998b" officeooo:paragraph-rsid="014d998b"/>
    </style:style>
    <style:style style:name="P47" style:family="paragraph" style:parent-style-name="Standard" style:list-style-name="L7">
      <style:text-properties officeooo:rsid="014f5ec5" officeooo:paragraph-rsid="014f5ec5"/>
    </style:style>
    <style:style style:name="P48" style:family="paragraph" style:parent-style-name="Text_20_body">
      <style:text-properties officeooo:paragraph-rsid="0124f238"/>
    </style:style>
    <style:style style:name="P49" style:family="paragraph" style:parent-style-name="Text_20_body">
      <style:text-properties officeooo:rsid="012d1f6a" officeooo:paragraph-rsid="012d1f6a"/>
    </style:style>
    <style:style style:name="P50" style:family="paragraph" style:parent-style-name="Text_20_body">
      <style:text-properties officeooo:rsid="01484c44" officeooo:paragraph-rsid="01484c44"/>
    </style:style>
    <style:style style:name="T1" style:family="text">
      <style:text-properties officeooo:rsid="001d4462"/>
    </style:style>
    <style:style style:name="T2" style:family="text">
      <style:text-properties officeooo:rsid="001d7f64"/>
    </style:style>
    <style:style style:name="T3" style:family="text">
      <style:text-properties officeooo:rsid="001e8e01"/>
    </style:style>
    <style:style style:name="T4" style:family="text">
      <style:text-properties officeooo:rsid="001f62f6"/>
    </style:style>
    <style:style style:name="T5" style:family="text">
      <style:text-properties officeooo:rsid="00203e7a"/>
    </style:style>
    <style:style style:name="T6" style:family="text">
      <style:text-properties officeooo:rsid="0023dc99"/>
    </style:style>
    <style:style style:name="T7" style:family="text">
      <style:text-properties officeooo:rsid="0024816c"/>
    </style:style>
    <style:style style:name="T8" style:family="text">
      <style:text-properties officeooo:rsid="0025ec1b"/>
    </style:style>
    <style:style style:name="T9" style:family="text">
      <style:text-properties officeooo:rsid="0026f4cf"/>
    </style:style>
    <style:style style:name="T10" style:family="text">
      <style:text-properties officeooo:rsid="0028324f"/>
    </style:style>
    <style:style style:name="T11" style:family="text">
      <style:text-properties officeooo:rsid="002b65c6"/>
    </style:style>
    <style:style style:name="T12" style:family="text">
      <style:text-properties officeooo:rsid="002cef43"/>
    </style:style>
    <style:style style:name="T13" style:family="text">
      <style:text-properties officeooo:rsid="002e8ec3"/>
    </style:style>
    <style:style style:name="T14" style:family="text">
      <style:text-properties officeooo:rsid="00314bc3"/>
    </style:style>
    <style:style style:name="T15" style:family="text">
      <style:text-properties officeooo:rsid="00316b70"/>
    </style:style>
    <style:style style:name="T16" style:family="text">
      <style:text-properties officeooo:rsid="003350b8"/>
    </style:style>
    <style:style style:name="T17" style:family="text">
      <style:text-properties officeooo:rsid="00336f5e"/>
    </style:style>
    <style:style style:name="T18" style:family="text">
      <style:text-properties officeooo:rsid="0034a71b"/>
    </style:style>
    <style:style style:name="T19" style:family="text">
      <style:text-properties officeooo:rsid="0034df72"/>
    </style:style>
    <style:style style:name="T20" style:family="text">
      <style:text-properties officeooo:rsid="00350bac"/>
    </style:style>
    <style:style style:name="T21" style:family="text">
      <style:text-properties officeooo:rsid="0035d313"/>
    </style:style>
    <style:style style:name="T22" style:family="text">
      <style:text-properties officeooo:rsid="00367953"/>
    </style:style>
    <style:style style:name="T23" style:family="text">
      <style:text-properties officeooo:rsid="00375181"/>
    </style:style>
    <style:style style:name="T24" style:family="text">
      <style:text-properties officeooo:rsid="0038042b"/>
    </style:style>
    <style:style style:name="T25" style:family="text">
      <style:text-properties officeooo:rsid="0038115a"/>
    </style:style>
    <style:style style:name="T26" style:family="text">
      <style:text-properties officeooo:rsid="00395e92"/>
    </style:style>
    <style:style style:name="T27" style:family="text">
      <style:text-properties officeooo:rsid="003a6b85"/>
    </style:style>
    <style:style style:name="T28" style:family="text">
      <style:text-properties officeooo:rsid="003b96d3"/>
    </style:style>
    <style:style style:name="T29" style:family="text">
      <style:text-properties officeooo:rsid="003bdfd2"/>
    </style:style>
    <style:style style:name="T30" style:family="text">
      <style:text-properties officeooo:rsid="003f3310"/>
    </style:style>
    <style:style style:name="T31" style:family="text">
      <style:text-properties officeooo:rsid="0040f4b3"/>
    </style:style>
    <style:style style:name="T32" style:family="text">
      <style:text-properties officeooo:rsid="0041ab43"/>
    </style:style>
    <style:style style:name="T33" style:family="text">
      <style:text-properties officeooo:rsid="004300ed"/>
    </style:style>
    <style:style style:name="T34" style:family="text">
      <style:text-properties officeooo:rsid="00441a63"/>
    </style:style>
    <style:style style:name="T35" style:family="text">
      <style:text-properties officeooo:rsid="0044bc83"/>
    </style:style>
    <style:style style:name="T36" style:family="text">
      <style:text-properties officeooo:rsid="00468fd7"/>
    </style:style>
    <style:style style:name="T37" style:family="text">
      <style:text-properties officeooo:rsid="0047e8de"/>
    </style:style>
    <style:style style:name="T38" style:family="text">
      <style:text-properties officeooo:rsid="004d3373"/>
    </style:style>
    <style:style style:name="T39" style:family="text">
      <style:text-properties officeooo:rsid="004d6a81"/>
    </style:style>
    <style:style style:name="T40" style:family="text">
      <style:text-properties officeooo:rsid="004f2b8c"/>
    </style:style>
    <style:style style:name="T41" style:family="text">
      <style:text-properties officeooo:rsid="0050399f"/>
    </style:style>
    <style:style style:name="T42" style:family="text">
      <style:text-properties officeooo:rsid="0051f7d2"/>
    </style:style>
    <style:style style:name="T43" style:family="text">
      <style:text-properties officeooo:rsid="005489db"/>
    </style:style>
    <style:style style:name="T44" style:family="text">
      <style:text-properties officeooo:rsid="00557e22"/>
    </style:style>
    <style:style style:name="T45" style:family="text">
      <style:text-properties officeooo:rsid="0056450c"/>
    </style:style>
    <style:style style:name="T46" style:family="text">
      <style:text-properties officeooo:rsid="00580104"/>
    </style:style>
    <style:style style:name="T47" style:family="text">
      <style:text-properties officeooo:rsid="0059fd86"/>
    </style:style>
    <style:style style:name="T48" style:family="text">
      <style:text-properties officeooo:rsid="005db740"/>
    </style:style>
    <style:style style:name="T49" style:family="text">
      <style:text-properties fo:font-style="italic" officeooo:rsid="005a1dbd" style:font-style-asian="italic" style:font-style-complex="italic"/>
    </style:style>
    <style:style style:name="T50" style:family="text">
      <style:text-properties fo:font-style="italic" officeooo:rsid="005bb580" style:font-style-asian="italic" style:font-style-complex="italic"/>
    </style:style>
    <style:style style:name="T51" style:family="text">
      <style:text-properties fo:font-style="italic" officeooo:rsid="00790600" style:font-style-asian="italic" style:font-style-complex="italic"/>
    </style:style>
    <style:style style:name="T52" style:family="text">
      <style:text-properties fo:font-style="italic" officeooo:rsid="00f5fb52" style:font-style-asian="italic" style:font-style-complex="italic"/>
    </style:style>
    <style:style style:name="T53" style:family="text">
      <style:text-properties fo:font-style="italic" officeooo:rsid="00874da8" style:font-style-asian="italic" style:font-style-complex="italic"/>
    </style:style>
    <style:style style:name="T54" style:family="text">
      <style:text-properties fo:font-style="italic" officeooo:rsid="010da25e" style:font-style-asian="italic" style:font-style-complex="italic"/>
    </style:style>
    <style:style style:name="T55" style:family="text">
      <style:text-properties fo:font-style="normal" officeooo:rsid="005a1dbd" style:font-style-asian="normal" style:font-style-complex="normal"/>
    </style:style>
    <style:style style:name="T56" style:family="text">
      <style:text-properties fo:font-style="normal" officeooo:rsid="006e5c1a" style:font-style-asian="normal" style:font-style-complex="normal"/>
    </style:style>
    <style:style style:name="T57" style:family="text">
      <style:text-properties fo:font-style="normal" officeooo:rsid="006ef84c" style:font-style-asian="normal" style:font-style-complex="normal"/>
    </style:style>
    <style:style style:name="T58" style:family="text">
      <style:text-properties fo:font-style="normal" style:text-underline-style="solid" style:text-underline-width="auto" style:text-underline-color="font-color" officeooo:rsid="0108a621" style:font-style-asian="normal" style:font-style-complex="normal"/>
    </style:style>
    <style:style style:name="T59" style:family="text">
      <style:text-properties officeooo:rsid="00672bad"/>
    </style:style>
    <style:style style:name="T60" style:family="text">
      <style:text-properties officeooo:rsid="00685eb4"/>
    </style:style>
    <style:style style:name="T61" style:family="text">
      <style:text-properties officeooo:rsid="00697ec9"/>
    </style:style>
    <style:style style:name="T62" style:family="text">
      <style:text-properties officeooo:rsid="006b7c8b"/>
    </style:style>
    <style:style style:name="T63" style:family="text">
      <style:text-properties officeooo:rsid="006d4ca0"/>
    </style:style>
    <style:style style:name="T64" style:family="text">
      <style:text-properties officeooo:rsid="006de8dc"/>
    </style:style>
    <style:style style:name="T65" style:family="text">
      <style:text-properties officeooo:rsid="006f8beb"/>
    </style:style>
    <style:style style:name="T66" style:family="text">
      <style:text-properties officeooo:rsid="0073ec06"/>
    </style:style>
    <style:style style:name="T67" style:family="text">
      <style:text-properties officeooo:rsid="00790600"/>
    </style:style>
    <style:style style:name="T68" style:family="text">
      <style:text-properties officeooo:rsid="007a0224"/>
    </style:style>
    <style:style style:name="T69" style:family="text">
      <style:text-properties officeooo:rsid="007d06ca"/>
    </style:style>
    <style:style style:name="T70" style:family="text">
      <style:text-properties officeooo:rsid="007da8ed"/>
    </style:style>
    <style:style style:name="T71" style:family="text">
      <style:text-properties officeooo:rsid="007f066c"/>
    </style:style>
    <style:style style:name="T72" style:family="text">
      <style:text-properties officeooo:rsid="008020af"/>
    </style:style>
    <style:style style:name="T73" style:family="text">
      <style:text-properties officeooo:rsid="008149db"/>
    </style:style>
    <style:style style:name="T74" style:family="text">
      <style:text-properties officeooo:rsid="0083703d"/>
    </style:style>
    <style:style style:name="T75" style:family="text">
      <style:text-properties officeooo:rsid="00838bf3"/>
    </style:style>
    <style:style style:name="T76" style:family="text">
      <style:text-properties officeooo:rsid="0084df8e"/>
    </style:style>
    <style:style style:name="T77" style:family="text">
      <style:text-properties officeooo:rsid="00851ed2"/>
    </style:style>
    <style:style style:name="T78" style:family="text">
      <style:text-properties officeooo:rsid="00858c2f"/>
    </style:style>
    <style:style style:name="T79" style:family="text">
      <style:text-properties officeooo:rsid="00873d0c"/>
    </style:style>
    <style:style style:name="T80" style:family="text">
      <style:text-properties officeooo:rsid="00874da8"/>
    </style:style>
    <style:style style:name="T81" style:family="text">
      <style:text-properties officeooo:rsid="008822ca"/>
    </style:style>
    <style:style style:name="T82" style:family="text">
      <style:text-properties style:text-underline-style="solid" style:text-underline-width="auto" style:text-underline-color="font-color" officeooo:rsid="00874da8"/>
    </style:style>
    <style:style style:name="T83" style:family="text">
      <style:text-properties style:text-underline-style="solid" style:text-underline-width="auto" style:text-underline-color="font-color" officeooo:rsid="00bd7fd1"/>
    </style:style>
    <style:style style:name="T84" style:family="text">
      <style:text-properties style:text-underline-style="solid" style:text-underline-width="auto" style:text-underline-color="font-color" officeooo:rsid="0112a2d4"/>
    </style:style>
    <style:style style:name="T85" style:family="text">
      <style:text-properties style:text-underline-style="solid" style:text-underline-width="auto" style:text-underline-color="font-color" officeooo:rsid="01269060"/>
    </style:style>
    <style:style style:name="T86" style:family="text">
      <style:text-properties officeooo:rsid="008b8565"/>
    </style:style>
    <style:style style:name="T87" style:family="text">
      <style:text-properties officeooo:rsid="008c0dd5"/>
    </style:style>
    <style:style style:name="T88" style:family="text">
      <style:text-properties officeooo:rsid="008da6cd"/>
    </style:style>
    <style:style style:name="T89" style:family="text">
      <style:text-properties officeooo:rsid="008ddfd2"/>
    </style:style>
    <style:style style:name="T90" style:family="text">
      <style:text-properties officeooo:rsid="008e6ec3"/>
    </style:style>
    <style:style style:name="T91" style:family="text">
      <style:text-properties officeooo:rsid="008f2866"/>
    </style:style>
    <style:style style:name="T92" style:family="text">
      <style:text-properties officeooo:rsid="0090d514"/>
    </style:style>
    <style:style style:name="T93" style:family="text">
      <style:text-properties officeooo:rsid="00915ef8"/>
    </style:style>
    <style:style style:name="T94" style:family="text">
      <style:text-properties officeooo:rsid="00958d60"/>
    </style:style>
    <style:style style:name="T95" style:family="text">
      <style:text-properties officeooo:rsid="0098b660"/>
    </style:style>
    <style:style style:name="T96" style:family="text">
      <style:text-properties officeooo:rsid="0099005f"/>
    </style:style>
    <style:style style:name="T97" style:family="text">
      <style:text-properties officeooo:rsid="009949f4"/>
    </style:style>
    <style:style style:name="T98" style:family="text">
      <style:text-properties officeooo:rsid="0099a331"/>
    </style:style>
    <style:style style:name="T99" style:family="text">
      <style:text-properties officeooo:rsid="009b96ad"/>
    </style:style>
    <style:style style:name="T100" style:family="text">
      <style:text-properties officeooo:rsid="009c0a83"/>
    </style:style>
    <style:style style:name="T101" style:family="text">
      <style:text-properties officeooo:rsid="00a091a2"/>
    </style:style>
    <style:style style:name="T102" style:family="text">
      <style:text-properties officeooo:rsid="00a1cf31"/>
    </style:style>
    <style:style style:name="T103" style:family="text">
      <style:text-properties officeooo:rsid="00a491c9"/>
    </style:style>
    <style:style style:name="T104" style:family="text">
      <style:text-properties officeooo:rsid="00a63793"/>
    </style:style>
    <style:style style:name="T105" style:family="text">
      <style:text-properties officeooo:rsid="00a77269"/>
    </style:style>
    <style:style style:name="T106" style:family="text">
      <style:text-properties officeooo:rsid="00a8e4bb"/>
    </style:style>
    <style:style style:name="T107" style:family="text">
      <style:text-properties officeooo:rsid="00ab12dd"/>
    </style:style>
    <style:style style:name="T108" style:family="text">
      <style:text-properties officeooo:rsid="00ab398e"/>
    </style:style>
    <style:style style:name="T109" style:family="text">
      <style:text-properties officeooo:rsid="00ae8e94"/>
    </style:style>
    <style:style style:name="T110" style:family="text">
      <style:text-properties officeooo:rsid="00aff699"/>
    </style:style>
    <style:style style:name="T111" style:family="text">
      <style:text-properties officeooo:rsid="00b26f0c"/>
    </style:style>
    <style:style style:name="T112" style:family="text">
      <style:text-properties officeooo:rsid="00b4bd5f"/>
    </style:style>
    <style:style style:name="T113" style:family="text">
      <style:text-properties officeooo:rsid="00b6657a"/>
    </style:style>
    <style:style style:name="T114" style:family="text">
      <style:text-properties officeooo:rsid="00b6c866"/>
    </style:style>
    <style:style style:name="T115" style:family="text">
      <style:text-properties officeooo:rsid="00b72d11"/>
    </style:style>
    <style:style style:name="T116" style:family="text">
      <style:text-properties officeooo:rsid="00b78249"/>
    </style:style>
    <style:style style:name="T117" style:family="text">
      <style:text-properties officeooo:rsid="00b8bf41"/>
    </style:style>
    <style:style style:name="T118" style:family="text">
      <style:text-properties officeooo:rsid="00baa9fe"/>
    </style:style>
    <style:style style:name="T119" style:family="text">
      <style:text-properties officeooo:rsid="00bba79e"/>
    </style:style>
    <style:style style:name="T120" style:family="text">
      <style:text-properties officeooo:rsid="00bc541c"/>
    </style:style>
    <style:style style:name="T121" style:family="text">
      <style:text-properties officeooo:rsid="00bd7fd1"/>
    </style:style>
    <style:style style:name="T122" style:family="text">
      <style:text-properties officeooo:rsid="00bdfc0d"/>
    </style:style>
    <style:style style:name="T123" style:family="text">
      <style:text-properties officeooo:rsid="00bed4f7"/>
    </style:style>
    <style:style style:name="T124" style:family="text">
      <style:text-properties officeooo:rsid="00c03312"/>
    </style:style>
    <style:style style:name="T125" style:family="text">
      <style:text-properties officeooo:rsid="00c1453f"/>
    </style:style>
    <style:style style:name="T126" style:family="text">
      <style:text-properties officeooo:rsid="00c19cfd"/>
    </style:style>
    <style:style style:name="T127" style:family="text">
      <style:text-properties officeooo:rsid="00c36eba"/>
    </style:style>
    <style:style style:name="T128" style:family="text">
      <style:text-properties officeooo:rsid="00c3ca06"/>
    </style:style>
    <style:style style:name="T129" style:family="text">
      <style:text-properties officeooo:rsid="00c5472d"/>
    </style:style>
    <style:style style:name="T130" style:family="text">
      <style:text-properties officeooo:rsid="00c55f53"/>
    </style:style>
    <style:style style:name="T131" style:family="text">
      <style:text-properties officeooo:rsid="00c7516c"/>
    </style:style>
    <style:style style:name="T132" style:family="text">
      <style:text-properties officeooo:rsid="00c8c7ac"/>
    </style:style>
    <style:style style:name="T133" style:family="text">
      <style:text-properties officeooo:rsid="00ca1eb6"/>
    </style:style>
    <style:style style:name="T134" style:family="text">
      <style:text-properties officeooo:rsid="00cd3945"/>
    </style:style>
    <style:style style:name="T135" style:family="text">
      <style:text-properties officeooo:rsid="00ceb05a"/>
    </style:style>
    <style:style style:name="T136" style:family="text">
      <style:text-properties officeooo:rsid="00d00075"/>
    </style:style>
    <style:style style:name="T137" style:family="text">
      <style:text-properties officeooo:rsid="00d17c99"/>
    </style:style>
    <style:style style:name="T138" style:family="text">
      <style:text-properties officeooo:rsid="00d273b6"/>
    </style:style>
    <style:style style:name="T139" style:family="text">
      <style:text-properties officeooo:rsid="00d56847"/>
    </style:style>
    <style:style style:name="T140" style:family="text">
      <style:text-properties officeooo:rsid="00d5cf7f"/>
    </style:style>
    <style:style style:name="T141" style:family="text">
      <style:text-properties officeooo:rsid="00d5ffd6"/>
    </style:style>
    <style:style style:name="T142" style:family="text">
      <style:text-properties officeooo:rsid="00d77e27"/>
    </style:style>
    <style:style style:name="T143" style:family="text">
      <style:text-properties officeooo:rsid="00d7cbad"/>
    </style:style>
    <style:style style:name="T144" style:family="text">
      <style:text-properties officeooo:rsid="00d99b2d"/>
    </style:style>
    <style:style style:name="T145" style:family="text">
      <style:text-properties officeooo:rsid="00daff58"/>
    </style:style>
    <style:style style:name="T146" style:family="text">
      <style:text-properties officeooo:rsid="00dcc494"/>
    </style:style>
    <style:style style:name="T147" style:family="text">
      <style:text-properties officeooo:rsid="00de3bef"/>
    </style:style>
    <style:style style:name="T148" style:family="text">
      <style:text-properties officeooo:rsid="00dfa007"/>
    </style:style>
    <style:style style:name="T149" style:family="text">
      <style:text-properties style:font-name="Liberation Sans" fo:font-size="18.2000007629395pt" fo:font-weight="bold" officeooo:rsid="00e4e37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0" style:family="text">
      <style:text-properties style:font-name="Liberation Sans" fo:font-size="18.2000007629395pt" fo:font-weight="bold" officeooo:rsid="00e5d41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1" style:family="text">
      <style:text-properties style:font-name="Liberation Sans" fo:font-size="18.2000007629395pt" fo:font-weight="bold" officeooo:rsid="00ef3e9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2" style:family="text">
      <style:text-properties style:font-name="Liberation Sans" fo:font-size="18.2000007629395pt" fo:font-weight="bold" officeooo:rsid="01025bc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3" style:family="text">
      <style:text-properties officeooo:rsid="00e82be9"/>
    </style:style>
    <style:style style:name="T154" style:family="text">
      <style:text-properties officeooo:rsid="00ec6e49"/>
    </style:style>
    <style:style style:name="T155" style:family="text">
      <style:text-properties officeooo:rsid="00edc647"/>
    </style:style>
    <style:style style:name="T156" style:family="text">
      <style:text-properties officeooo:rsid="00ef3436"/>
    </style:style>
    <style:style style:name="T157" style:family="text">
      <style:text-properties officeooo:rsid="00f0093f"/>
    </style:style>
    <style:style style:name="T158" style:family="text">
      <style:text-properties officeooo:rsid="00f0161a"/>
    </style:style>
    <style:style style:name="T159" style:family="text">
      <style:text-properties officeooo:rsid="00f10610"/>
    </style:style>
    <style:style style:name="T160" style:family="text">
      <style:text-properties officeooo:rsid="006fc76e"/>
    </style:style>
    <style:style style:name="T161" style:family="text">
      <style:text-properties officeooo:rsid="00f3092c"/>
    </style:style>
    <style:style style:name="T162" style:family="text">
      <style:text-properties officeooo:rsid="00f80023"/>
    </style:style>
    <style:style style:name="T163" style:family="text">
      <style:text-properties officeooo:rsid="00f9b694"/>
    </style:style>
    <style:style style:name="T164" style:family="text">
      <style:text-properties officeooo:rsid="00fcb87f"/>
    </style:style>
    <style:style style:name="T165" style:family="text">
      <style:text-properties officeooo:rsid="00fd5577"/>
    </style:style>
    <style:style style:name="T166" style:family="text">
      <style:text-properties officeooo:rsid="00feb1a8"/>
    </style:style>
    <style:style style:name="T167" style:family="text">
      <style:text-properties officeooo:rsid="00ffcb6f"/>
    </style:style>
    <style:style style:name="T168" style:family="text">
      <style:text-properties officeooo:rsid="0101ad50"/>
    </style:style>
    <style:style style:name="T169" style:family="text">
      <style:text-properties officeooo:rsid="01025bc2"/>
    </style:style>
    <style:style style:name="T170" style:family="text">
      <style:text-properties officeooo:rsid="0103eae2"/>
    </style:style>
    <style:style style:name="T171" style:family="text">
      <style:text-properties officeooo:rsid="01072ecb"/>
    </style:style>
    <style:style style:name="T172" style:family="text">
      <style:text-properties officeooo:rsid="01074105"/>
    </style:style>
    <style:style style:name="T173" style:family="text">
      <style:text-properties officeooo:rsid="01084cae"/>
    </style:style>
    <style:style style:name="T174" style:family="text">
      <style:text-properties officeooo:rsid="0108a621"/>
    </style:style>
    <style:style style:name="T175" style:family="text">
      <style:text-properties officeooo:rsid="010966ff"/>
    </style:style>
    <style:style style:name="T176" style:family="text">
      <style:text-properties officeooo:rsid="01096f74"/>
    </style:style>
    <style:style style:name="T177" style:family="text">
      <style:text-properties officeooo:rsid="0109721a"/>
    </style:style>
    <style:style style:name="T178" style:family="text">
      <style:text-properties officeooo:rsid="010baabb"/>
    </style:style>
    <style:style style:name="T179" style:family="text">
      <style:text-properties officeooo:rsid="010da25e"/>
    </style:style>
    <style:style style:name="T180" style:family="text">
      <style:text-properties officeooo:rsid="010f0e0a"/>
    </style:style>
    <style:style style:name="T181" style:family="text">
      <style:text-properties officeooo:rsid="010f1b69"/>
    </style:style>
    <style:style style:name="T182" style:family="text">
      <style:text-properties officeooo:rsid="010fbc58"/>
    </style:style>
    <style:style style:name="T183" style:family="text">
      <style:text-properties officeooo:rsid="0111a74a"/>
    </style:style>
    <style:style style:name="T184" style:family="text">
      <style:text-properties officeooo:rsid="0112a2d4"/>
    </style:style>
    <style:style style:name="T185" style:family="text">
      <style:text-properties officeooo:rsid="0116c46a"/>
    </style:style>
    <style:style style:name="T186" style:family="text">
      <style:text-properties officeooo:rsid="011897ad"/>
    </style:style>
    <style:style style:name="T187" style:family="text">
      <style:text-properties officeooo:rsid="01191241"/>
    </style:style>
    <style:style style:name="T188" style:family="text">
      <style:text-properties officeooo:rsid="0119f198"/>
    </style:style>
    <style:style style:name="T189" style:family="text">
      <style:text-properties officeooo:rsid="011fa4f2"/>
    </style:style>
    <style:style style:name="T190" style:family="text">
      <style:text-properties officeooo:rsid="0121300c"/>
    </style:style>
    <style:style style:name="T191" style:family="text">
      <style:text-properties officeooo:rsid="0123ec1f"/>
    </style:style>
    <style:style style:name="T192" style:family="text">
      <style:text-properties officeooo:rsid="0124f238"/>
    </style:style>
    <style:style style:name="T193" style:family="text">
      <style:text-properties officeooo:rsid="01269060"/>
    </style:style>
    <style:style style:name="T194" style:family="text">
      <style:text-properties style:text-underline-style="none"/>
    </style:style>
    <style:style style:name="T195" style:family="text">
      <style:text-properties style:text-underline-style="none" officeooo:rsid="01269060"/>
    </style:style>
    <style:style style:name="T196" style:family="text">
      <style:text-properties style:text-underline-style="none" officeooo:rsid="0126acdb"/>
    </style:style>
    <style:style style:name="T197" style:family="text">
      <style:text-properties style:text-underline-style="none" officeooo:rsid="012c75e6"/>
    </style:style>
    <style:style style:name="T198" style:family="text">
      <style:text-properties style:text-underline-style="none" officeooo:rsid="012cfafa"/>
    </style:style>
    <style:style style:name="T199" style:family="text">
      <style:text-properties style:text-underline-style="none" officeooo:rsid="012e290b"/>
    </style:style>
    <style:style style:name="T200" style:family="text">
      <style:text-properties style:font-name="Courier New"/>
    </style:style>
    <style:style style:name="T201" style:family="text">
      <style:text-properties style:font-name="Courier New" style:text-underline-style="none" officeooo:rsid="0126acdb"/>
    </style:style>
    <style:style style:name="T202" style:family="text">
      <style:text-properties style:font-name="Courier New" officeooo:rsid="012fa992"/>
    </style:style>
    <style:style style:name="T203" style:family="text">
      <style:text-properties style:font-name="Courier New" officeooo:rsid="01305654"/>
    </style:style>
    <style:style style:name="T204" style:family="text">
      <style:text-properties officeooo:rsid="012b3563"/>
    </style:style>
    <style:style style:name="T205" style:family="text">
      <style:text-properties officeooo:rsid="012fa992"/>
    </style:style>
    <style:style style:name="T206" style:family="text">
      <style:text-properties officeooo:rsid="01305654"/>
    </style:style>
    <style:style style:name="T207" style:family="text">
      <style:text-properties officeooo:rsid="0137d9cc"/>
    </style:style>
    <style:style style:name="T208" style:family="text">
      <style:text-properties officeooo:rsid="013bdf6b"/>
    </style:style>
    <style:style style:name="T209" style:family="text">
      <style:text-properties officeooo:rsid="013cfa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litzBasicScript</text:p>
      <text:p text:style-name="P1">Konzeption und Inhalte der Webanwendung</text:p>
      <text:p text:style-name="P2"/>
      <text:h text:style-name="P15" text:outline-level="1">Home – Infos und Appetizer</text:h>
      <text:h text:style-name="P23" text:outline-level="2">BlitzBasicScript – Spiele programmieren leicht gemacht</text:h>
      <text:p text:style-name="P3"><text:span text:style-name="T1">Du w</text:span><text:span text:style-name="T2">illst lernen</text:span><text:span text:style-name="T1">, wie man Spiele programmiert? </text:span><text:span text:style-name="T3">Dann bist du hier richtig. </text:span><text:span text:style-name="T5">Vielleicht</text:span><text:span text:style-name="T4"> hast du irgendwo mal gelesen, dass es sehr anstrengend und aufwändig wäre, </text:span><text:span text:style-name="T9">ein eigenes Computerspiel </text:span><text:span text:style-name="T12">zu schreiben</text:span><text:span text:style-name="T4">. </text:span><text:span text:style-name="T11">Man müsste erst eine komplizierte Programmiersprache erlernen, </text:span><text:span text:style-name="T14">sich mit viel Mathematik herumschlagen </text:span><text:span text:style-name="T15">und </text:span><text:span text:style-name="T41">könnte</text:span><text:span text:style-name="T15"> erst nach Monaten </text:span><text:span text:style-name="T16">kleine Grafikdemos hervorbringen</text:span><text:span text:style-name="T14">.</text:span><text:span text:style-name="T4"> </text:span><text:span text:style-name="T10">D</text:span><text:span text:style-name="T13">och d</text:span><text:span text:style-name="T6">as</text:span><text:span text:style-name="T10"> </text:span><text:span text:style-name="T6">stimmt nicht.</text:span></text:p>
      <text:p text:style-name="P4"><text:span text:style-name="T6">Spiele programmieren ist </text:span><text:span text:style-name="T7">leicht!</text:span></text:p>
      <text:p text:style-name="P6"><text:span text:style-name="T8">Zumindest, wenn man es richtig angeht. </text:span><text:span text:style-name="T17">Mit BlitzBasicScript </text:span><text:span text:style-name="T18">entdeckst du von der ersten Minute an </text:span><text:span text:style-name="T20">spielerisch</text:span><text:span text:style-name="T18"> </text:span><text:span text:style-name="T19">die Faszination der </text:span><text:span text:style-name="T61">Game-E</text:span><text:span text:style-name="T19">ntwicklung. </text:span><text:span text:style-name="T21">Bist du neugierig und willst all die coolen Möglichkeiten </text:span><text:span text:style-name="T102">erforschen</text:span><text:span text:style-name="T21">, </text:span><text:span text:style-name="T22">mit de</text:span><text:span text:style-name="T23">nen</text:span><text:span text:style-name="T22"> man lebend</text:span><text:span text:style-name="T24">ig</text:span><text:span text:style-name="T22">e virtuelle Welten erschafft? </text:span><text:span text:style-name="T31">Auf dich warten </text:span><text:span text:style-name="T43">zwölf</text:span><text:span text:style-name="T31"> Tutorials, </text:span><text:span text:style-name="T42">in</text:span><text:span text:style-name="T32"> denen du in null Komma nix </text:span><text:span text:style-name="T33">lernst </text:span><text:span text:style-name="T44">Grafiken auf den Bil</text:span><text:span text:style-name="T62">d</text:span><text:span text:style-name="T44">schirm zu zaubern, </text:span><text:span text:style-name="T59">Soundeffekte abzuspielen und </text:span><text:span text:style-name="T60">3D-</text:span><text:span text:style-name="T159">Objekte zu bewegen</text:span><text:span text:style-name="T60">.</text:span></text:p>
      <text:p text:style-name="P7"><text:span text:style-name="T25">Oder willst du sofort loslegen, ohne dich mit </text:span><text:span text:style-name="T26">irgendwelcher</text:span><text:span text:style-name="T25"> Theorie zu langweilen? </text:span><text:span text:style-name="T27">Dann </text:span><text:span text:style-name="T28">öffne</text:span><text:span text:style-name="T27"> einfach ein </text:span><text:span text:style-name="T30">Demo-</text:span><text:span text:style-name="T27">Spiel deiner Wahl </text:span><text:span text:style-name="T29">und probiere es aus! </text:span><text:span text:style-name="T34">Nutze die integrierte Entwicklungsumgebung, um den Code Stück für Stück zu untersuchen und verändere die </text:span><text:span text:style-name="T63">Dinge</text:span><text:span text:style-name="T34">, wie es dir gefällt. </text:span><text:span text:style-name="T36">Auf diese Weise erkennst du schnell </text:span><text:span text:style-name="T64">&amp; </text:span><text:span text:style-name="T36">intuitiv, wie so ein Computerspiel unter der Haube funktioniert – </text:span><text:span text:style-name="T35">Learning by Doing.</text:span></text:p>
      <text:p text:style-name="P7"><text:span text:style-name="T40">Und f</text:span><text:span text:style-name="T37">alls du </text:span><text:span text:style-name="T40">doch</text:span><text:span text:style-name="T37"> mal </text:span><text:span text:style-name="T38">an deine Grenzen</text:span><text:span text:style-name="T37"> </text:span><text:span text:style-name="T39">stößt und </text:span><text:span text:style-name="T37">nicht weiter weißt, </text:span><text:span text:style-name="T45">kein Problem: </text:span><text:span text:style-name="T46">Markiere einfach </text:span><text:span text:style-name="T47">einen Codebereich und </text:span><text:span text:style-name="T48">aktiviere</text:span><text:span text:style-name="T47"> den </text:span><text:span text:style-name="T49">Cod</text:span><text:span text:style-name="T50">ing</text:span><text:span text:style-name="T49"> Guide</text:span><text:span text:style-name="T55">. </text:span><text:span text:style-name="T56">Er hilft dir dabei, Befehle und Schlüsselwörter besser zu verstehen </text:span><text:span text:style-name="T57">und die zugrunde liegenden Mechanismen zu begreifen.</text:span></text:p>
      <text:p text:style-name="P5"/>
      <text:h text:style-name="P16" text:outline-level="1"><text:span text:style-name="T160">Fünf Gründe </text:span><text:span text:style-name="T161">für</text:span><text:span text:style-name="T160"> BlitzBasicScript</text:span></text:h>
      <text:h text:style-name="P24" text:outline-level="2">Einfache <text:span text:style-name="T66">Programmiers</text:span>prache</text:h>
      <text:p text:style-name="P8"><text:span text:style-name="T67">BlitzBasicScript ist eine Weiterentwicklung der legendären </text:span><text:span text:style-name="T68">Spiele-</text:span><text:span text:style-name="T67">Programmiersprache </text:span><text:span text:style-name="T51">BlitzBasic</text:span><text:span text:style-name="T67">, welche vom neuseeländischen Informatiker Mark Sibly erfunden wurde. </text:span><text:span text:style-name="T71">Die Syntax – also die Art, wie Befehle und Codestrukturen </text:span><text:span text:style-name="T73">aussehen</text:span><text:span text:style-name="T71"> – ist sehr einfach zu lesen und </text:span><text:span text:style-name="T72">zu verstehen. </text:span><text:span text:style-name="T73">Man muss keine abstrakten Konzepte erlernen, sondern </text:span><text:span text:style-name="T74">schreibt direkt Zeile für Zeile in sein Programm, was </text:span><text:span text:style-name="T75">genau</text:span><text:span text:style-name="T74"> passieren soll. </text:span><text:span text:style-name="T76">Zeichne ein Bild auf den Monitor, spiele eine Hintergrundmusik ab, lass die </text:span><text:span text:style-name="T77">Figur</text:span><text:span text:style-name="T76"> beim Klick auf die Leertaste hochspringen!</text:span></text:p>
      <text:h text:style-name="P25" text:outline-level="2"><text:soft-page-break/>Integrierte Entwicklungsumgebung</text:h>
      <text:p text:style-name="P11"><text:span text:style-name="T78">Du musst keine Programme installieren oder Lizenzen kaufen, </text:span><text:span text:style-name="T79">um deine Spiele zu erstellen. Alles was du benötigst sind ein </text:span><text:span text:style-name="T127">Browser</text:span><text:span text:style-name="T79"> und eine Internetverbindung. </text:span><text:span text:style-name="T80">Nutze die integrierte Entwicklungsumgebung (</text:span><text:span text:style-name="T52">Online-</text:span><text:span text:style-name="T53">IDE</text:span><text:span text:style-name="T80">), um deinen Quellcode zu </text:span><text:span text:style-name="T86">schreiben und zu</text:span><text:span text:style-name="T80"> verwalten. Wenn du einen </text:span><text:span text:style-name="T81">kostenlosen</text:span><text:span text:style-name="T80"> Account bei </text:span><text:span text:style-name="T82">blitzbasicscript.com</text:span><text:span text:style-name="T80"> besitzt, </text:span><text:span text:style-name="T87">kannst du von jedem beliebigen Gerät auf deine Projekte zugreifen und sie mit der Community teilen.</text:span></text:p>
      <text:h text:style-name="P26" text:outline-level="2">Viele Beispiele, Tutorials <text:span text:style-name="T100">und Dokumentation</text:span><text:span text:style-name="T109">en</text:span></text:h>
      <text:p text:style-name="P9"><text:span text:style-name="T94">Warum bei Null </text:span><text:span text:style-name="T95">beginnen, </text:span><text:span text:style-name="T163">anstatt</text:span><text:span text:style-name="T96"> Spaß </text:span><text:span text:style-name="T163">zu</text:span><text:span text:style-name="T96"> haben</text:span><text:span text:style-name="T94">? </text:span><text:span text:style-name="T162">Vergiss</text:span><text:span text:style-name="T88"> </text:span><text:span text:style-name="T89">farblose Textausgaben </text:span><text:span text:style-name="T97">oder</text:span><text:span text:style-name="T90"> mathematische Abhandlungen – fange sofort an, kleine </text:span><text:span text:style-name="T93">vorgefertigte</text:span><text:span text:style-name="T90"> Spiele </text:span><text:span text:style-name="T92">auszuprobieren</text:span><text:span text:style-name="T90"> und ihren Code </text:span><text:span text:style-name="T91">zu erforschen. </text:span><text:span text:style-name="T98">So lernst du im Handumdrehen, </text:span><text:span text:style-name="T99">was du tun musst, um deine kreativen Ideen zum Leben zu erwecken, ohne das Rad neu zu erfinden. </text:span><text:span text:style-name="T101">Eine kleine Sammlung übersichtlicher Tutorials </text:span><text:span text:style-name="T103">hilft dir, die Grundprinzipien </text:span><text:span text:style-name="T104">der Spieleprogrammierung </text:span><text:span text:style-name="T105">zu begreifen und direkt </text:span><text:span text:style-name="T106">anzuwenden</text:span><text:span text:style-name="T105">. </text:span><text:span text:style-name="T107">Und wenn du es ganz genau wissen willst, schau dir die umfangreiche Dokumentation der Befehle und Schlüsselwörter </text:span><text:span text:style-name="T108">an!</text:span></text:p>
      <text:h text:style-name="P27" text:outline-level="2">Langjähriger Erfolg von BlitzBasic</text:h>
      <text:p text:style-name="P10"><text:span text:style-name="T69">Anfang des neuen Jahrtausends erschienen mit BlitzBasic, Blitz3D und BlitzPlus gleich drei Programmiersprachen, welche im Kern viel gemeinsam </text:span><text:span text:style-name="T110">haben</text:span><text:span text:style-name="T69">. </text:span><text:span text:style-name="T70">Mit nur wenigen Befehlen </text:span><text:span text:style-name="T119">ließen</text:span><text:span text:style-name="T70"> sich </text:span><text:span text:style-name="T111">damit</text:span><text:span text:style-name="T70"> kreative 2D- und 3D-Spiele entwickeln. </text:span><text:span text:style-name="T112">Die sogenannten Blitz-Sprachen waren international sehr erfolgreich und </text:span><text:span text:style-name="T164">so</text:span><text:span text:style-name="T112"> entstanden hunderte Spiele, </text:span><text:span text:style-name="T114">deren Quellcode</text:span><text:span text:style-name="T113"> </text:span><text:span text:style-name="T115">oft</text:span><text:span text:style-name="T113"> noch heute </text:span><text:span text:style-name="T116">existiert. </text:span><text:span text:style-name="T123">Alle</text:span><text:span text:style-name="T121"> </text:span><text:span text:style-name="T122">Vorteile</text:span><text:span text:style-name="T121"> dieser </text:span><text:span text:style-name="T124">S</text:span><text:span text:style-name="T121">prachen wurden in BlitzBasicScript </text:span><text:span text:style-name="T125">gebündelt und mithilfe neuester Grafiktechnologien aufgebessert.</text:span><text:span text:style-name="T116"> </text:span><text:span text:style-name="T117">Du kannst </text:span><text:span text:style-name="T165">auch</text:span><text:span text:style-name="T120"> </text:span><text:span text:style-name="T117">einfach die alten Klassiker </text:span><text:span text:style-name="T121">auf </text:span><text:span text:style-name="T83">blitzbasicscript.com</text:span><text:span text:style-name="T117"> importieren und </text:span><text:span text:style-name="T166">direkt</text:span><text:span text:style-name="T117"> </text:span><text:span text:style-name="T126">im Browser</text:span><text:span text:style-name="T118"> spielen!</text:span></text:p>
      <text:h text:style-name="P28" text:outline-level="2">Open Source</text:h>
      <text:p text:style-name="P12"><text:span text:style-name="T128">BlitzBasicScript </text:span><text:span text:style-name="T129">ist komplett </text:span><text:span text:style-name="T132">Open Source</text:span><text:span text:style-name="T129"> und der Quellcode d</text:span><text:span text:style-name="T131">iese</text:span><text:span text:style-name="T129">s Projektes </text:span><text:span text:style-name="T130">kann</text:span><text:span text:style-name="T129"> auf GitHub </text:span><text:span text:style-name="T130">betrachtet </text:span><text:span text:style-name="T137">bzw.</text:span><text:span text:style-name="T130"> weiter verwendet werden</text:span><text:span text:style-name="T129">. </text:span><text:span text:style-name="T132">Du musst dich lediglich kosten</text:span><text:span text:style-name="T133">los registrieren und die Nutzungsbedingungen akzeptieren, um deine Projekte in der Cloud speichern zu können. </text:span><text:span text:style-name="T134">Unsere Philosophie ist </text:span><text:span text:style-name="T135">maximale</text:span><text:span text:style-name="T134"> Freiheit für </text:span><text:span text:style-name="T135">alle Spieleentwickler:</text:span><text:span text:style-name="T136"> </text:span><text:span text:style-name="T138">Profitiere</text:span><text:span text:style-name="T136"> </text:span><text:span text:style-name="T139">von dem Wissen anderer und stelle deine Projekte </text:span><text:span text:style-name="T140">im Gegenzug </text:span><text:span text:style-name="T139">der Community zur Verfügung. </text:span><text:span text:style-name="T141">So kann jeder immer wieder Neues lernen und entdecken. Übrigens, das Copyright an deinen Spielen bleibt natürlich immer bei dir!</text:span></text:p>
      <text:h text:style-name="P17" text:outline-level="1">Tutorial 1: <text:span text:style-name="T170">Die Grundlagen</text:span></text:h>
      <text:p text:style-name="P13"><text:span text:style-name="T171">BlitzBasicScript ist eine Programmiersprache, mit der du Spiele entwickeln kannst. </text:span><text:span text:style-name="T173">Und d</text:span><text:span text:style-name="T172">as funktioniert so: Du </text:span><text:span text:style-name="T176">erstellst</text:span><text:span text:style-name="T172"> ein Textdokument, </text:span><text:span text:style-name="T175">das aus</text:span><text:span text:style-name="T174"> </text:span><text:span text:style-name="T58">Anweisungen</text:span><text:span text:style-name="T174"> </text:span><text:span text:style-name="T175">besteht, </text:span><text:span text:style-name="T177">was der Computer </text:span><text:span text:style-name="T178">alles </text:span><text:span text:style-name="T177">tun soll. </text:span><text:span text:style-name="T179">Diese Anweisungen nennt man auch </text:span><text:span text:style-name="T54">Algorithmus</text:span><text:span text:style-name="T179">. </text:span><text:span text:style-name="T180">Ein Computerspiel besteht also aus einer Reihe von Regeln, die nacheinander abgearbeitet werden.</text:span></text:p>
      <text:p text:style-name="P13"><text:span text:style-name="T181">Um damit etwas an</text:span><text:span text:style-name="T182">zufangen</text:span><text:span text:style-name="T181"> musst du erstmal wissen, was für Regeln es überhaupt </text:span><text:span text:style-name="T183">so</text:span><text:span text:style-name="T181"> gibt. </text:span><text:span text:style-name="T184">Fangen wir mit d</text:span><text:span text:style-name="T189">em</text:span><text:span text:style-name="T184"> wichtigsten an: </text:span><text:span text:style-name="T84">Variablen</text:span><text:span text:style-name="T184">.</text:span></text:p>
      <text:p text:style-name="Quotations"><text:soft-page-break/>Eine Variable ist ein Container, in <text:span text:style-name="T185">dem du etwas ablegen kannst, das du in deinem Spiel benutzt. </text:span><text:span text:style-name="T186">Dazu zählen Grafiken, Sounds und 3D-Objekte, aber auch </text:span><text:span text:style-name="T187">ganz einfache </text:span><text:span text:style-name="T188">Dinge</text:span><text:span text:style-name="T187"> wie Zahlen oder Wörter.</text:span></text:p>
      <text:p text:style-name="Text_20_body">Jede Variable kann genau ein Objekt enthalten, aber nicht mehrere gleichzeitig. Du kannst also in einer Variablen nicht zur selben Zeit ein Bild und einen Sound speichern, <text:span text:style-name="T190">sondern nur eins von beidem. </text:span><text:span text:style-name="T191">Allerdings kannst du im Laufe der Zeit das Objekt verändern, das in dem Container liegt.</text:span></text:p>
      <text:p text:style-name="P48"><text:span text:style-name="T192">Eine Variable muss zuerst </text:span><text:span text:style-name="T204">erzeugt</text:span><text:span text:style-name="T193"> werden, das heißt du musst aufschreiben, wie sie heißen soll. Dafür gibt es ein spezielles </text:span><text:span text:style-name="T85">Schlüsselwort</text:span><text:span text:style-name="T195">, nämlich </text:span><text:span text:style-name="T201">Global</text:span><text:span text:style-name="T196">. </text:span><text:span text:style-name="T197">Das ist Englisch und bedeutet, du kannst überall in deinem Programm </text:span><text:span text:style-name="T198">auf die Variable zugreifen. Später lernst du noch weitere Arten von Variablen kennen, die du nur an bestimmten Stellen nutzen kannst, aber das ist erstmal egal.</text:span></text:p>
      <text:p text:style-name="P49"><text:span text:style-name="T198">H</text:span><text:span text:style-name="T194">ier siehst du den </text:span><text:span text:style-name="T199">ersten richtigen Code in BlitzBasicScript:</text:span></text:p>
      <text:p text:style-name="P30"><text:tab/><text:span text:style-name="T200">; </text:span><text:span text:style-name="T202">create a variable „number“ with the number 42</text:span></text:p>
      <text:p text:style-name="P30"><text:span text:style-name="T200"><text:tab/>Global number = 42</text:span></text:p>
      <text:p text:style-name="P30"><text:span text:style-name="T200"/></text:p>
      <text:p text:style-name="P30"><text:span text:style-name="T200"><text:tab/>; </text:span><text:span text:style-name="T202">create another variable „sentence“ with </text:span><text:span text:style-name="T203">some words</text:span></text:p>
      <text:p text:style-name="P29"><text:tab/>Global <text:span text:style-name="T205">sentence = „</text:span><text:span text:style-name="T206">This is a simple sentence.“</text:span></text:p>
      <text:p text:style-name="P29"/>
      <text:p text:style-name="P32">Weitere Abschnitte:</text:p>
      <text:list xml:id="list3870343765" text:style-name="L1">
        <text:list-item>
          <text:p text:style-name="P35">Arrays</text:p>
        </text:list-item>
        <text:list-item>
          <text:p text:style-name="P31">Befehle</text:p>
        </text:list-item>
        <text:list-item>
          <text:p text:style-name="P34">If Then ElseIf Else</text:p>
        </text:list-item>
        <text:list-item>
          <text:p text:style-name="P34">Select Case</text:p>
        </text:list-item>
        <text:list-item>
          <text:p text:style-name="P33">Schleifen</text:p>
        </text:list-item>
        <text:list-item>
          <text:p text:style-name="P33">Hauptschleife</text:p>
        </text:list-item>
        <text:list-item>
          <text:p text:style-name="P36">Funktionen</text:p>
        </text:list-item>
        <text:list-item>
          <text:p text:style-name="P36">Type<text:span text:style-name="T207">n</text:span></text:p>
        </text:list-item>
      </text:list>
      <text:p text:style-name="Standard"/>
      <text:h text:style-name="P18" text:outline-level="1"><text:span text:style-name="T65">Tutorial </text:span><text:span text:style-name="T152">2</text:span><text:span text:style-name="T65">: </text:span><text:span text:style-name="T143">Bilder zeichnen und bewegen</text:span></text:h>
      <text:list xml:id="list1310677134" text:style-name="L2">
        <text:list-item>
          <text:p text:style-name="P37">LoadImage, DrawImage</text:p>
        </text:list-item>
        <text:list-item>
          <text:p text:style-name="P37">MaskImage</text:p>
        </text:list-item>
        <text:list-item>
          <text:p text:style-name="P37">LoadAnimImage <text:span text:style-name="T208">(+ DrawImage mit Frame)</text:span></text:p>
        </text:list-item>
        <text:list-item>
          <text:p text:style-name="P38">ScaleImage, RotateImage, <text:span text:style-name="T209">MidHandle</text:span></text:p>
        </text:list-item>
      </text:list>
      <text:h text:style-name="P19" text:outline-level="1">Tutorial <text:span text:style-name="T169">3</text:span>: <text:span text:style-name="T144">Maus, Tastatur und Touch </text:span><text:span text:style-name="T168">be</text:span><text:span text:style-name="T167">nutzen</text:span></text:h>
      <text:list xml:id="list3703606411" text:style-name="L3">
        <text:list-item>
          <text:p text:style-name="P39"/>
        </text:list-item>
        <text:list-item>
          <text:p text:style-name="P39"/>
        </text:list-item>
      </text:list>
      <text:h text:style-name="P19" text:outline-level="1">Tutorial <text:span text:style-name="T169">4</text:span>: <text:span text:style-name="T148">Sounds und Musik abspielen</text:span></text:h>
      <text:list xml:id="list4006591485" text:style-name="L4">
        <text:list-item>
          <text:p text:style-name="P40">LoadSound, PlaySound</text:p>
        </text:list-item>
        <text:list-item>
          <text:p text:style-name="P41">PlayMusic</text:p>
        </text:list-item>
        <text:list-item>
          <text:p text:style-name="P41">Channels (als Variablen); ChannelPan / ChannelPitch / ChannelVolume</text:p>
        </text:list-item>
      </text:list>
      <text:h text:style-name="P21" text:outline-level="1"><text:span text:style-name="T65">Tutorial </text:span><text:span text:style-name="T169">5</text:span><text:span text:style-name="T65">: </text:span><text:span text:style-name="T149">Fenster, Buttons und </text:span><text:span text:style-name="T150">Gadgets</text:span></text:h>
      <text:list xml:id="list926394962" text:style-name="L5">
        <text:list-item>
          <text:p text:style-name="P42">CreateWindow</text:p>
        </text:list-item>
        <text:list-item>
          <text:p text:style-name="P43"><text:soft-page-break/>CreateButton</text:p>
        </text:list-item>
      </text:list>
      <text:h text:style-name="P19" text:outline-level="1">Tutorial <text:span text:style-name="T142">6</text:span>: <text:span text:style-name="T153">Dateien lesen und schreiben</text:span></text:h>
      <text:list xml:id="list3558255731" text:style-name="L6">
        <text:list-item>
          <text:p text:style-name="P44">Streams (als Variablen)</text:p>
        </text:list-item>
        <text:list-item>
          <text:p text:style-name="P44"/>
        </text:list-item>
      </text:list>
      <text:h text:style-name="P19" text:outline-level="1">Tutorial <text:span text:style-name="T142">7</text:span>: <text:span text:style-name="T146">Partikel erstellen</text:span></text:h>
      <text:p text:style-name="P50">Hier müssen eigene, neue BBScript-Befehle erstellt werden. Es sollte in dem Tutorial auch erwähnt werden, dass diese Befehle „neu“ sind und nicht in BlitzBasic verwendet werden können.</text:p>
      <text:h text:style-name="P20" text:outline-level="1">Tutorial <text:span text:style-name="T142">8</text:span>: <text:span text:style-name="T145">Eine virtuelle 3D-Welt erstellen</text:span></text:h>
      <text:list xml:id="list1577376898" text:style-name="L7">
        <text:list-item>
          <text:p text:style-name="P45">Graphics, Graphics3D</text:p>
        </text:list-item>
        <text:list-item>
          <text:p text:style-name="P46">CreateCamera, CreateLight</text:p>
        </text:list-item>
        <text:list-item>
          <text:p text:style-name="P47">UpdateWorld, RenderWorld</text:p>
        </text:list-item>
        <text:list-item>
          <text:p text:style-name="P46">CreatePlane, CreateCube, CreateSphere</text:p>
        </text:list-item>
      </text:list>
      <text:h text:style-name="P20" text:outline-level="1">Tutorial <text:span text:style-name="T142">9</text:span>: <text:span text:style-name="T146">3D-Objekte animieren</text:span></text:h>
      <text:h text:style-name="P22" text:outline-level="1"><text:span text:style-name="T65">Tutorial 1</text:span><text:span text:style-name="T142">0</text:span><text:span text:style-name="T65">: </text:span><text:span text:style-name="T147">Kollision</text:span><text:span text:style-name="T156">en</text:span><text:span text:style-name="T147"> </text:span><text:span text:style-name="T151">von</text:span><text:span text:style-name="T147"> 3D-Objekten</text:span></text:h>
      <text:h text:style-name="P19" text:outline-level="1">Tutorial 1<text:span text:style-name="T142">1</text:span>: <text:span text:style-name="T154">Schattendarstellung </text:span><text:span text:style-name="T158">aktivieren</text:span></text:h>
      <text:h text:style-name="P19" text:outline-level="1">Tutorial 1<text:span text:style-name="T142">2</text:span>: <text:span text:style-name="T155">Physik-Engine </text:span><text:span text:style-name="T157">nutzen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20:30:46.538000000</meta:creation-date>
    <meta:generator>LibreOffice/6.4.0.3$Windows_X86_64 LibreOffice_project/b0a288ab3d2d4774cb44b62f04d5d28733ac6df8</meta:generator>
    <dc:date>2020-06-13T01:05:34.848000000</dc:date>
    <meta:editing-duration>PT7H20M9S</meta:editing-duration>
    <meta:editing-cycles>291</meta:editing-cycles>
    <meta:document-statistic meta:table-count="0" meta:image-count="0" meta:object-count="0" meta:page-count="4" meta:paragraph-count="69" meta:word-count="1039" meta:character-count="7247" meta:non-whitespace-character-count="6289"/>
  </office:meta>
</office:document-meta>
</file>